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Ministérios - Ministério Atmosfera da Adoração - Quero Ser Como Criança</text:p>
      <text:p text:style-name="Standard"></text:p>
      <text:p text:style-name="Standard"><text:span text:style-name="T1">Introd</text:span>: C D G D/F# Em C D G C G (base) </text:p>
      <text:p text:style-name="Standard"></text:p>
      <text:p text:style-name="Standard"><text:s text:c="17"/>C <text:s text:c="4"/>D </text:p>
      <text:p text:style-name="Standard">Quero ser como criança <text:s text:c="19"/></text:p>
      <text:p text:style-name="Standard"><text:s text:c="17"/>G <text:s/>D/F# Em </text:p>
      <text:p text:style-name="Standard">Te amar pelo que és <text:s text:c="25"/></text:p>
      <text:p text:style-name="Standard"><text:s text:c="13"/>C <text:s text:c="6"/>D </text:p>
      <text:p text:style-name="Standard">Voltar à inocência <text:s text:c="27"/></text:p>
      <text:p text:style-name="Standard"><text:s text:c="15"/>G </text:p>
      <text:p text:style-name="Standard">E acreditar em Ti </text:p>
      <text:p text:style-name="Standard"><text:s text:c="19"/>Am/C <text:s text:c="2"/>D </text:p>
      <text:p text:style-name="Standard">Mas ás vezes sou levado </text:p>
      <text:p text:style-name="Standard"><text:s text:c="20"/>G <text:s text:c="2"/>D/F# <text:s/>Em </text:p>
      <text:p text:style-name="Standard">Pela vontade de crescer </text:p>
      <text:p text:style-name="Standard"><text:s text:c="17"/>C </text:p>
      <text:p text:style-name="Standard">Torno-me independente </text:p>
      <text:p text:style-name="Standard"><text:s text:c="6"/>D <text:s text:c="17"/>C <text:s/>Am <text:s text:c="2"/>(Am/B C D) </text:p>
      <text:p text:style-name="Standard">E deixo de simplesmente crer </text:p>
      <text:p text:style-name="Standard"></text:p>
      <text:p text:style-name="Standard"><text:s text:c="5"/>G <text:s text:c="3"/>Em C <text:s text:c="15"/>Am <text:s text:c="6"/>D </text:p>
      <text:p text:style-name="Standard">Não posso viver longe do teu amor, Senhor </text:p>
      <text:p text:style-name="Standard"><text:s text:c="5"/>G <text:s text:c="3"/>Em C <text:s text:c="15"/>G/B Am <text:s text:c="4"/>D </text:p>
      <text:p text:style-name="Standard">Não posso viver, longe do teu afago, Senhor </text:p>
      <text:p text:style-name="Standard"><text:s text:c="5"/>G <text:s text:c="3"/>Em C <text:s text:c="14"/>G/B Am <text:s text:c="5"/>D </text:p>
      <text:p text:style-name="Standard">Não posso viver longe do teu abraço, Senhor </text:p>
      <text:p text:style-name="Standard"></text:p>
      <text:p text:style-name="Standard"><text:s text:c="7"/>C <text:s/>D <text:s text:c="6"/>G D/F# Em <text:s text:c="14"/>C <text:s text:c="2"/>D </text:p>
      <text:p text:style-name="Standard">Abraça-me, abraça-me, <text:s text:c="13"/>abraça-me </text:p>
      <text:p text:style-name="Standard"><text:s text:c="21"/>G <text:s text:c="5"/>(C G Voltar ao início) </text:p>
      <text:p text:style-name="Standard">Com teus braços de amor <text:s text:c="4"/>(D/F#)</text:p>
      <text:p text:style-name="Standard"></text:p>
      <text:p text:style-name="Standard">----------------- Acordes -----------------</text:p>
      <text:p text:style-name="Standard">G/B = X 2 0 0 3 3</text:p>
      <text:p text:style-name="Standard">G = 3 2 0 0 0 3</text:p>
      <text:p text:style-name="Standard">Em = 0 2 2 0 0 0</text:p>
      <text:p text:style-name="Standard">D/F# = 2 X 0 2 3 2</text:p>
      <text:p text:style-name="Standard">D = X X 0 2 3 2</text:p>
      <text:p text:style-name="Standard">C = X 3 2 0 1 0</text:p>
      <text:p text:style-name="Standard">Am/C = X 3 2 2 5 X</text:p>
      <text:p text:style-name="Standard">Am/B = 4 X 4 3 1 1</text:p>
      <text:p text:style-name="Standard">Am = X 0 2 2 1 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5T22:53:54</meta:creation-date>
    <dc:date>2016-04-15T23:14:50</dc:date>
    <meta:editing-duration>PT20M58S</meta:editing-duration>
    <meta:editing-cycles>1</meta:editing-cycles>
    <meta:generator>OpenOffice/4.1.2$Linux OpenOffice.org_project/412m3$Build-9782</meta:generator>
    <meta:document-statistic meta:table-count="0" meta:image-count="0" meta:object-count="0" meta:page-count="1" meta:paragraph-count="43" meta:word-count="213" meta:character-count="1246"/>
  </office:meta>
</office:document-meta>
</file>